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8162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2.23cm" svg:y1="15.188cm" svg:x2="12.422cm" svg:y2="15.387cm">
              <text:p/>
            </draw:line>
            <draw:line draw:style-name="gr1" draw:text-style-name="P1" draw:layer="layout" svg:x1="12.237cm" svg:y1="15.387cm" svg:x2="12.429cm" svg:y2="15.188cm">
              <text:p/>
            </draw:line>
          </draw:g>
          <draw:line draw:style-name="gr1" draw:text-style-name="P1" draw:layer="layout" svg:x1="9.119cm" svg:y1="15.292cm" svg:x2="11.109cm" svg:y2="15.292cm">
            <text:p/>
          </draw:line>
          <draw:line draw:style-name="gr2" draw:text-style-name="P1" draw:layer="layout" svg:x1="11.17cm" svg:y1="15.295cm" svg:x2="12.377cm" svg:y2="15.295cm">
            <text:p/>
          </draw:line>
          <draw:g>
            <draw:line draw:style-name="gr1" draw:text-style-name="P1" draw:layer="layout" svg:x1="9.018cm" svg:y1="15.191cm" svg:x2="9.21cm" svg:y2="15.38cm">
              <text:p/>
            </draw:line>
            <draw:line draw:style-name="gr1" draw:text-style-name="P1" draw:layer="layout" svg:x1="9.025cm" svg:y1="15.382cm" svg:x2="9.217cm" svg:y2="15.191cm">
              <text:p/>
            </draw:line>
          </draw:g>
          <draw:g>
            <draw:line draw:style-name="gr1" draw:text-style-name="P1" draw:layer="layout" svg:x1="10.999cm" svg:y1="15.197cm" svg:x2="11.191cm" svg:y2="15.386cm">
              <text:p/>
            </draw:line>
            <draw:line draw:style-name="gr1" draw:text-style-name="P1" draw:layer="layout" svg:x1="11.008cm" svg:y1="15.386cm" svg:x2="11.199cm" svg:y2="15.197cm">
              <text:p/>
            </draw:line>
          </draw:g>
          <draw:frame draw:style-name="gr3" draw:text-style-name="P3" draw:layer="layout" svg:width="0.718cm" svg:height="0.624cm" svg:x="8.997cm" svg:y="14.812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718cm" svg:height="0.624cm" svg:x="10.971cm" svg:y="14.819cm">
            <draw:text-box>
              <text:p text:style-name="P2"><text:span text:style-name="T1">B</text:span></text:p>
            </draw:text-box>
          </draw:frame>
          <draw:frame draw:style-name="gr3" draw:text-style-name="P3" draw:layer="layout" svg:width="0.705cm" svg:height="0.624cm" svg:x="12.264cm" svg:y="14.839cm">
            <draw:text-box>
              <text:p text:style-name="P2"><text:span text:style-name="T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62" draw:display-name="Dashed (var) 816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1:03.907677969</meta:creation-date>
    <dc:date>2018-04-12T14:51:24.158995109</dc:date>
    <meta:editing-duration>PT20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